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line-height="115%"/>
    </style:style>
    <style:style style:name="P3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4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5" style:family="paragraph" style:parent-style-name="normal">
      <style:paragraph-properties fo:margin-left="0cm" fo:margin-right="0cm" fo:text-indent="0cm" style:auto-text-indent="false"/>
    </style:style>
    <style:style style:name="P6" style:family="paragraph" style:parent-style-name="normal">
      <style:paragraph-properties fo:margin-left="0cm" fo:margin-right="0cm" fo:line-height="150%" fo:text-indent="0cm" style:auto-text-indent="false"/>
    </style:style>
    <style:style style:name="P7" style:family="paragraph" style:parent-style-name="normal" style:master-page-name="Standard">
      <style:paragraph-properties fo:text-align="center" style:justify-single-word="false" style:page-number="1"/>
      <style:text-properties officeooo:rsid="00163398" officeooo:paragraph-rsid="00163398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3398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text-underline-style="solid" style:text-underline-width="auto" style:text-underline-color="font-color" officeooo:rsid="00163398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38761d" fo:font-size="12pt" fo:font-weight="bold" style:font-size-asian="12pt" style:font-weight-asian="bold" style:font-size-complex="12pt"/>
    </style:style>
    <style:style style:name="T8" style:family="text">
      <style:text-properties style:text-underline-style="none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KAIKY DA SILVA PEDRO</text:span></text:p>
      <text:p text:style-name="P1"><text:span text:style-name="T2">(</text:span><text:span text:style-name="T3">44+</text:span><text:span text:style-name="T2">) </text:span><text:span text:style-name="T3">4002-8922</text:span></text:p>
      <text:p text:style-name="P1"><text:span text:style-name="T5">pedro.kaiky</text:span><text:a xlink:type="simple" xlink:href="mailto:seumelhoremail@xx.com" text:style-name="Default_20_Style" text:visited-style-name="Default_20_Style"><text:span text:style-name="T4">@</text:span></text:a><text:span text:style-name="T5">escola.pr.gov.br</text:span></text:p>
      <text:p text:style-name="normal"><draw:rect text:anchor-type="as-char" style:rel-width="100%" draw:z-index="0" draw:style-name="gr1" draw:text-style-name="P8" svg:width="16.511cm" svg:height="0.054cm"><text:p/></draw:rect></text:p>
      <text:p text:style-name="Horizontal_20_Line"><text:span text:style-name="Strong_20_Emphasis"/></text:p>
      <text:p text:style-name="Text_20_body"><text:span text:style-name="Strong_20_Emphasis">OBJETIVO</text:span><text:line-break/>Busco atuar como pedreiro, utilizando minhas habilidades em construção e reformas. Tenho experiência em obras residenciais e comerciais, sempre visando a qualidade e a segurança. Minha motivação é contribuir para projetos que melhorem a infraestrutura e o bem-estar das pessoas.</text:p>
      <text:p text:style-name="Text_20_body"><text:span text:style-name="Strong_20_Emphasis">FORMAÇÃO ACADÊMICA</text:span><text:line-break/>Escola de Formação Profissional - Ano de conclusão: 20XX</text:p>
      <text:p text:style-name="Text_20_body"><text:span text:style-name="Strong_20_Emphasis">PROJETOS</text:span><text:line-break/><text:span text:style-name="Strong_20_Emphasis">Reforma de Residência</text:span><text:line-break/>Descrição: Execução de reforma completa em residência, utilizando tecnologias como drywall e revestimentos cerâmicos. Enfrentei desafios de prazos e logística de materiais.</text:p>
      <text:p text:style-name="Text_20_body"><text:span text:style-name="Strong_20_Emphasis">Construção de Edifício</text:span><text:line-break/>Descrição: Participação na construção de um edifício de apartamentos. Utilização de técnicas de alvenaria e estruturação. Desafios incluem coordenação com equipe e cumprimento de normas de segurança.</text:p>
      <text:p text:style-name="Text_20_body"><text:span text:style-name="Strong_20_Emphasis">TECNOLOGIAS</text:span><text:line-break/>• Alvenaria<text:line-break/>• Drywall<text:line-break/>• Revestimentos cerâmicos<text:line-break/>• Pintura</text:p>
      <text:p text:style-name="Text_20_body"><text:span text:style-name="Strong_20_Emphasis">EXPERIÊNCIA PROFISSIONAL</text:span><text:line-break/><text:span text:style-name="Strong_20_Emphasis">Construtora XYZ (2020 - 2023)</text:span><text:line-break/>Cargo: Pedreiro<text:line-break/>Atividades:<text:line-break/>• Realização de alvenaria e acabamentos.<text:line-break/>• Colocação de pisos e revestimentos.<text:line-break/>• Auxílio na leitura e interpretação de projetos.</text:p>
      <text:p text:style-name="Text_20_body"><text:span text:style-name="Strong_20_Emphasis">CURSOS | CERTIFICAÇÕES</text:span><text:line-break/>Curso de Construção Civil - SENAI - (2021 - 2022)</text:p>
      <text:p text:style-name="Text_20_body"><text:span text:style-name="Strong_20_Emphasis">IDIOMAS</text:span><text:line-break/>Português - Nativo<text:line-break/>Espanhol - Intermediário (Curso de idiomas, 2022)</text:p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07T13:12:56.782738201</dc:date>
    <meta:editing-duration>PT7M5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79" meta:character-count="1278" meta:non-whitespace-character-count="1110"/>
  </office:meta>
</office:document-meta>
</file>